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24-01-02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23-01-25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22-02-10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21-03-03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20-01-28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9-01-28 0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8-01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7-02-02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6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5-0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882</text:p>
          </table:table-cell>
          <table:table-cell office:value-type="string" calcext:value-type="string">
            <text:p>GARWELL-136</text:p>
          </table:table-cell>
          <table:table-cell office:value-type="string" calcext:value-type="string">
            <text:p>2013-1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